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background-color="#ffff00" style:font-size-asian="12pt" style:font-size-complex="12pt"/>
    </style:style>
    <style:style style:name="P2" style:family="paragraph" style:parent-style-name="Standard">
      <style:paragraph-properties fo:margin-left="0cm" fo:margin-right="0.132cm" fo:margin-top="0cm" fo:margin-bottom="0cm" fo:text-indent="0cm" style:auto-text-indent="false" fo:padding="0cm" fo:border="none"/>
      <style:text-properties style:font-name="Arial" fo:font-size="12pt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5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6" style:family="paragraph" style:parent-style-name="Text_20_body" style:list-style-name="L2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7" style:family="paragraph" style:parent-style-name="Text_20_body" style:list-style-name="L3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style:font-size-asian="12pt" style:font-size-complex="12pt"/>
    </style:style>
    <style:style style:name="P9" style:family="paragraph" style:parent-style-name="Text_20_body">
      <style:paragraph-properties fo:margin-left="0cm" fo:margin-right="0cm" fo:margin-top="0.397cm" fo:margin-bottom="0cm" fo:text-indent="0cm" style:auto-text-indent="false" fo:padding-left="0.397cm" fo:padding-right="0.397cm" fo:padding-top="0.185cm" fo:padding-bottom="0.185cm" fo:border="0.002cm solid #000000"/>
      <style:text-properties style:font-name="Arial" fo:font-size="12pt" style:font-size-asian="12pt" style:font-size-complex="12pt"/>
    </style:style>
    <style:style style:name="P10" style:family="paragraph" style:parent-style-name="Text_20_body">
      <style:paragraph-properties fo:margin-left="0cm" fo:margin-right="0cm" fo:margin-top="0.265cm" fo:margin-bottom="0cm" fo:text-indent="0cm" style:auto-text-indent="false" fo:padding="0cm" fo:border="none"/>
      <style:text-properties style:font-name="Arial" fo:font-size="12pt" style:font-size-asian="12pt" style:font-size-complex="12pt"/>
    </style:style>
    <style:style style:name="P11" style:family="paragraph" style:parent-style-name="Text_20_body" style:list-style-name="L1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12" style:family="paragraph" style:parent-style-name="Heading_20_3">
      <style:text-properties style:font-name="Arial" fo:font-size="12pt" fo:font-weight="normal" style:font-size-asian="12pt" style:font-size-complex="12pt"/>
    </style:style>
    <style:style style:name="T1" style:family="text">
      <style:text-properties style:font-name="Inter" fo:font-size="10.5pt" fo:letter-spacing="normal" fo:font-weight="normal"/>
    </style:style>
    <style:style style:name="T2" style:family="text">
      <style:text-properties fo:font-size="10.5pt" fo:letter-spacing="normal" fo:font-weight="normal"/>
    </style:style>
    <style:style style:name="T3" style:family="text">
      <style:text-properties style:font-name="Arial" fo:font-size="10.5pt" fo:letter-spacing="normal" fo:font-weight="normal"/>
    </style:style>
    <style:style style:name="T4" style:family="text">
      <style:text-properties style:font-name="Arial" fo:letter-spacing="normal" fo:font-weight="normal"/>
    </style:style>
    <style:style style:name="T5" style:family="text">
      <style:text-properties style:font-name="Arial" fo:font-size="12pt" fo:letter-spacing="normal" fo:font-weight="normal" style:font-size-asian="12pt" style:font-size-complex="12pt"/>
    </style:style>
    <style:style style:name="T6" style:family="text">
      <style:text-properties fo:background-color="#ffff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3">Configuration of Services in Linux - Lab Questions 1</text:h>
      <text:p text:style-name="P3"><text:span text:style-name="Strong_20_Emphasis"><text:span text:style-name="T5">What was the first line of the output of this command (curl)?</text:span></text:span></text:p>
      <text:section text:style-name="Sect1" text:name="758">
        <text:list xml:id="list8877241893513017028" text:style-name="L1">
          <text:list-item>
            <text:p text:style-name="P5">&lt;html xmlns="http://www.w3.org/1999/xhtml"&gt;</text:p>
          </text:list-item>
          <text:list-item>
            <text:p text:style-name="P5">Modified from the Debian original for Ubuntu</text:p>
          </text:list-item>
          <text:list-item>
            <text:p text:style-name="P5">&lt;meta http-equiv="Content-Type" content="text/html; charset=UTF-8" /&gt;</text:p>
          </text:list-item>
          <text:list-item>
            <text:p text:style-name="P5">&lt;!DOCTYPE html&gt;<text:tab/><text:tab/><text:tab/><text:span text:style-name="T6">rigth</text:span></text:p>
            <text:p text:style-name="P11">Comments: The first line of the command output is . The DOCTYPE tag declaration informs the web browser which HTML version was used to build the page. This ensures the page is parsed consistently by all browsers.</text:p>
          </text:list-item>
        </text:list>
        <text:p text:style-name="P9">Score: 0.50</text:p>
      </text:section>
      <text:section text:style-name="Sect1" text:name="764">
        <text:p text:style-name="P2">2)</text:p>
        <text:p text:style-name="P4">Exploration of the Apache Server Configuration</text:p>
        <text:p text:style-name="P4">Exploration of index.html</text:p>
        <text:p text:style-name="P4">Navigate (cd) to the html folder. Show the files in this directory.</text:p>
        <text:p text:style-name="P4">Go to “root" directory /var/www/html, which is the default root folder of a web server. Normally it contains the webpages and media (i.ex pictures) of a website. The /var/www directory is the default installation directory of a web server (such as Apache) in Linux.</text:p>
        <text:p text:style-name="P8"><draw:frame draw:style-name="fr1" draw:name="Grafik1" text:anchor-type="as-char" svg:width="21.167cm" svg:height="0.529cm" draw:z-index="0"><draw:image xlink:href="https://cdn1.dcbstatic.com/files/c/y/cyberint_academy_docebosaas_com/userfiles/13076/Network+Administration/configuration_of_services_in_linux_lab_questions_pic1.png" xlink:type="simple" xlink:show="embed" xlink:actuate="onLoad"/></draw:frame></text:p>
        <text:p text:style-name="P3"><text:span text:style-name="T5">Navigate (cd) to the directory /var/www/html: </text:span><text:span text:style-name="Strong_20_Emphasis"><text:span text:style-name="T5">cd /var/www/html</text:span></text:span><text:span text:style-name="T5"> then run the </text:span><text:span text:style-name="Strong_20_Emphasis"><text:span text:style-name="T5">ls</text:span></text:span><text:span text:style-name="T5"> command.</text:span></text:p>
        <text:p text:style-name="P3"><text:span text:style-name="Strong_20_Emphasis"><text:span text:style-name="T5">Which files and/or directories exist in this directory (/var/www/html)?</text:span></text:span></text:p>
        <text:list xml:id="list1263656122803843143" text:style-name="L2">
          <text:list-item>
            <text:p text:style-name="P6">index.html</text:p>
          </text:list-item>
          <text:list-item>
            <text:p text:style-name="P6">index.html, homepage.html, index2.html, Cybint_gif.gif, cybint_Logo.png, kCybint.html</text:p>
          </text:list-item>
          <text:list-item>
            <text:p text:style-name="P6">index.html, Cybint_gif.gif, cybint_Logo.png</text:p>
          </text:list-item>
        </text:list>
        <text:p text:style-name="P9">Score: 0.00</text:p>
        <text:p text:style-name="P10">Correct answer(s):</text:p>
        <text:list xml:id="list1343806784938760262" text:style-name="L3">
          <text:list-item>
            <text:p text:style-name="P7">index.html</text:p>
          </text:list-item>
          <text:list-item>
            <text:p text:style-name="P7">index.html, homepage.html, index2.html, Cybint_gif.gif, cybint_Logo.png, kCybint.html</text:p>
          </text:list-item>
          <text:list-item>
            <text:p text:style-name="P7">index.html, Cybint_gif.gif, cybint_Logo.png<text:tab/><text:tab/><text:span text:style-name="T6">rigth</text:span></text:p>
          </text:list-item>
        </text:list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8S</meta:editing-duration>
    <meta:editing-cycles>3</meta:editing-cycles>
    <meta:generator>OpenOffice/4.1.14$Win32 OpenOffice.org_project/4114m1$Build-9811</meta:generator>
    <dc:date>2023-11-16T15:04:47.26</dc:date>
    <meta:document-statistic meta:table-count="0" meta:image-count="1" meta:object-count="0" meta:page-count="1" meta:paragraph-count="24" meta:word-count="201" meta:character-count="1402"/>
    <dc:creator>kaos sevdalisi</dc:creator>
    <meta:user-defined meta:name="Info 1"/>
    <meta:user-defined meta:name="Info 2"/>
    <meta:user-defined meta:name="Info 3"/>
    <meta:user-defined meta:name="Info 4"/>
  </office:meta>
</office:document-meta>
</file>